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17" style:family="table">
      <style:table-properties style:width="16.999cm" table:align="margins"/>
    </style:style>
    <style:style style:name="Taula17.A" style:family="table-column">
      <style:table-column-properties style:column-width="0.954cm" style:rel-column-width="3679*"/>
    </style:style>
    <style:style style:name="Taula17.B" style:family="table-column">
      <style:table-column-properties style:column-width="3.41cm" style:rel-column-width="13146*"/>
    </style:style>
    <style:style style:name="Taula17.C" style:family="table-column">
      <style:table-column-properties style:column-width="1.058cm" style:rel-column-width="4080*"/>
    </style:style>
    <style:style style:name="Taula17.D" style:family="table-column">
      <style:table-column-properties style:column-width="2.011cm" style:rel-column-width="7753*"/>
    </style:style>
    <style:style style:name="Taula17.E" style:family="table-column">
      <style:table-column-properties style:column-width="2.196cm" style:rel-column-width="8467*"/>
    </style:style>
    <style:style style:name="Taula17.F" style:family="table-column">
      <style:table-column-properties style:column-width="0.993cm" style:rel-column-width="3828*"/>
    </style:style>
    <style:style style:name="Taula17.G" style:family="table-column">
      <style:table-column-properties style:column-width="5.251cm" style:rel-column-width="20246*"/>
    </style:style>
    <style:style style:name="Taula17.H" style:family="table-column">
      <style:table-column-properties style:column-width="1.125cm" style:rel-column-width="4336*"/>
    </style:style>
    <style:style style:name="Taula17.A1" style:family="table-cell">
      <style:table-cell-properties fo:background-color="#b3b3b3" fo:padding="0.097cm" fo:border="0.002cm solid #000000">
        <style:background-image/>
      </style:table-cell-properties>
    </style:style>
    <style:style style:name="Taula17.A2" style:family="table-cell">
      <style:table-cell-properties fo:padding="0.097cm" fo:border-left="0.002cm solid #000000" fo:border-right="none" fo:border-top="none" fo:border-bottom="0.002cm solid #000000"/>
    </style:style>
    <style:style style:name="Tau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7.A4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7.A9" style:family="table-cell">
      <style:table-cell-properties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7.A19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style:font-name="Arial" fo:font-size="12pt" fo:language="ca" fo:country="ES" style:text-underline-style="none" fo:font-weight="normal" fo:background-color="transparent" style:font-size-asian="22pt" style:font-weight-asian="normal" style:font-size-complex="22pt" style:font-weight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Arial" fo:language="ca" fo:country="ES"/>
    </style:style>
    <style:style style:name="P4" style:family="paragraph" style:parent-style-name="Table_20_Heading">
      <style:paragraph-properties fo:text-align="start" style:justify-single-word="false"/>
      <style:text-properties style:font-name="Arial" fo:font-size="9pt" fo:language="ca" fo:country="ES" style:font-size-asian="9pt" style:font-size-complex="9pt"/>
    </style:style>
    <style:style style:name="P5" style:family="paragraph" style:parent-style-name="Table_20_Heading">
      <style:text-properties style:font-name="Arial" fo:font-size="9pt" fo:language="ca" fo:country="ES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language="ca" fo:country="ES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ca" fo:country="ES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fo:break-before="page">
        <style:tab-stops>
          <style:tab-stop style:position="-0.27cm"/>
        </style:tab-stops>
      </style:paragraph-properties>
      <style:text-properties style:font-name="Arial" fo:font-size="9pt" fo:language="ca" fo:country="ES" fo:font-weight="normal" fo:background-color="transparent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 fo:break-before="page">
        <style:tab-stops>
          <style:tab-stop style:position="-0.27cm"/>
        </style:tab-stops>
      </style:paragraph-properties>
      <style:text-properties style:font-name="Arial" fo:font-size="9pt" fo:language="ca" fo:country="ES" fo:font-weight="bold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justify" style:justify-single-word="false" fo:orphans="0" fo:widows="0">
        <style:tab-stops>
          <style:tab-stop style:position="-1.27cm"/>
        </style:tab-stops>
      </style:paragraph-properties>
      <style:text-properties style:font-name="Arial" fo:font-size="9pt" fo:language="ca" fo:country="ES" style:font-size-asian="9pt" style:font-size-complex="9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9pt" fo:language="ca" fo:country="ES" style:font-size-asian="9pt" style:font-size-complex="9pt"/>
    </style:style>
    <style:style style:name="P14" style:family="paragraph" style:parent-style-name="Table_20_Contents">
      <style:paragraph-properties fo:text-align="center" style:justify-single-word="false" fo:orphans="0" fo:widows="0">
        <style:tab-stops>
          <style:tab-stop style:position="-1.27cm"/>
        </style:tab-stops>
      </style:paragraph-properties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9pt" fo:language="ca" fo:country="ES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ARial"/>
    </style:style>
    <style:style style:name="P17" style:family="paragraph" style:parent-style-name="Heading_20_1"/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FITXA DE REGISTRE</text:h>
      <text:p text:style-name="P2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column table:style-name="Taula17.F"/>
        <table:table-column table:style-name="Taula17.G"/>
        <table:table-column table:style-name="Taula17.H"/>
        <table:table-header-rows>
          <table:table-row>
            <table:table-cell table:style-name="Taula17.A1" table:number-columns-spanned="8" office:value-type="string">
              <text:p text:style-name="P3"><text:s/>Fitxa de registre dels continguts actitudinals d'una d'activita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ula17.A2" table:number-columns-spanned="2" office:value-type="string">
            <text:p text:style-name="P4">Nom de l'alumne:</text:p>
          </table:table-cell>
          <table:covered-table-cell/>
          <table:table-cell table:style-name="Taula17.C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table:number-columns-spanned="2" office:value-type="string">
            <text:p text:style-name="P6">Codi de l'activitat:</text:p>
          </table:table-cell>
          <table:covered-table-cell/>
          <table:table-cell table:style-name="Taula17.C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4" table:number-columns-spanned="8" office:value-type="string">
            <text:p text:style-name="P8">Assistènc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table:number-columns-spanned="2" office:value-type="string">
            <text:p text:style-name="P7">Sessió 1</text:p>
          </table:table-cell>
          <table:covered-table-cell/>
          <table:table-cell table:style-name="Taula17.A2" office:value-type="string">
            <text:p text:style-name="P7"/>
          </table:table-cell>
          <table:table-cell table:style-name="Taula17.A2" table:number-columns-spanned="2" office:value-type="string">
            <text:p text:style-name="P7">Sessió 5</text:p>
          </table:table-cell>
          <table:covered-table-cell/>
          <table:table-cell table:style-name="Taula17.A2" office:value-type="string">
            <text:p text:style-name="P7"/>
          </table:table-cell>
          <table:table-cell table:style-name="Taula17.A2" office:value-type="string">
            <text:p text:style-name="P7">Sessió 9</text:p>
          </table:table-cell>
          <table:table-cell table:style-name="Taula17.C2" office:value-type="string">
            <text:p text:style-name="P7"/>
          </table:table-cell>
        </table:table-row>
        <table:table-row>
          <table:table-cell table:style-name="Taula17.A2" table:number-columns-spanned="2" office:value-type="string">
            <text:p text:style-name="P7">Sessió 2</text:p>
          </table:table-cell>
          <table:covered-table-cell/>
          <table:table-cell table:style-name="Taula17.A2" office:value-type="string">
            <text:p text:style-name="P7"/>
          </table:table-cell>
          <table:table-cell table:style-name="Taula17.A2" table:number-columns-spanned="2" office:value-type="string">
            <text:p text:style-name="P7">Sessió 6</text:p>
          </table:table-cell>
          <table:covered-table-cell/>
          <table:table-cell table:style-name="Taula17.A2" office:value-type="string">
            <text:p text:style-name="P7"/>
          </table:table-cell>
          <table:table-cell table:style-name="Taula17.A2" office:value-type="string">
            <text:p text:style-name="P7">Sessió 10</text:p>
          </table:table-cell>
          <table:table-cell table:style-name="Taula17.C2" office:value-type="string">
            <text:p text:style-name="P7"/>
          </table:table-cell>
        </table:table-row>
        <table:table-row>
          <table:table-cell table:style-name="Taula17.A2" table:number-columns-spanned="2" office:value-type="string">
            <text:p text:style-name="P7">Sessió 3</text:p>
          </table:table-cell>
          <table:covered-table-cell/>
          <table:table-cell table:style-name="Taula17.A2" office:value-type="string">
            <text:p text:style-name="P7"/>
          </table:table-cell>
          <table:table-cell table:style-name="Taula17.A2" table:number-columns-spanned="2" office:value-type="string">
            <text:p text:style-name="P7">Sessió 7</text:p>
          </table:table-cell>
          <table:covered-table-cell/>
          <table:table-cell table:style-name="Taula17.A2" office:value-type="string">
            <text:p text:style-name="P7"/>
          </table:table-cell>
          <table:table-cell table:style-name="Taula17.A2" office:value-type="string">
            <text:p text:style-name="P7">Sessió 11</text:p>
          </table:table-cell>
          <table:table-cell table:style-name="Taula17.C2" office:value-type="string">
            <text:p text:style-name="P7"/>
          </table:table-cell>
        </table:table-row>
        <table:table-row>
          <table:table-cell table:style-name="Taula17.A2" table:number-columns-spanned="2" office:value-type="string">
            <text:p text:style-name="P7">Sessió 4</text:p>
          </table:table-cell>
          <table:covered-table-cell/>
          <table:table-cell table:style-name="Taula17.A2" office:value-type="string">
            <text:p text:style-name="P7"/>
          </table:table-cell>
          <table:table-cell table:style-name="Taula17.A2" table:number-columns-spanned="2" office:value-type="string">
            <text:p text:style-name="P7">Sessió 8</text:p>
          </table:table-cell>
          <table:covered-table-cell/>
          <table:table-cell table:style-name="Taula17.A2" office:value-type="string">
            <text:p text:style-name="P7"/>
          </table:table-cell>
          <table:table-cell table:style-name="Taula17.A2" office:value-type="string">
            <text:p text:style-name="P7">Sessió 12</text:p>
          </table:table-cell>
          <table:table-cell table:style-name="Taula17.C2" office:value-type="string">
            <text:p text:style-name="P7"/>
          </table:table-cell>
        </table:table-row>
        <table:table-row>
          <table:table-cell table:style-name="Taula17.A9" table:number-columns-spanned="8" office:value-type="string">
            <text:p text:style-name="P8">Participació a l'a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Està sempre atent i participa de forma activa a l'aula fent preguntes quan te dubtes o demana aclariments. Ajuda al dinamisme de la classe amb una conducta positiva a l'aula i envers els seus companys, amb aportacions i comentaris constructiu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De tant en tant participa de l'aula i pregunta o fa comentaris o formula dubtes constructius, però normalment no participa a no ser que se li demani directa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Només participa quan se li pregunta directament o quan no té més remei si vol acabar l'activita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No participa de l'aula o de l'activitat i a més sovint té una actitud negativa envers els professors i/o el seus company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9" table:number-columns-spanned="8" office:value-type="string">
            <text:p text:style-name="P9">Capacitats clau (Marcar les capacitat clau que es volen valorar amb aquesta activita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table:number-columns-spanned="4" office:value-type="string">
            <text:p text:style-name="P10">Capacitat de resolució de problemes</text:p>
          </table:table-cell>
          <table:covered-table-cell/>
          <table:covered-table-cell/>
          <table:covered-table-cell/>
          <table:table-cell table:style-name="Taula17.A2" office:value-type="string">
            <text:p text:style-name="P10"/>
          </table:table-cell>
          <table:table-cell table:style-name="Taula17.A2" table:number-columns-spanned="2" office:value-type="string">
            <text:p text:style-name="P7">Capacitat d'autonomia</text:p>
          </table:table-cell>
          <table:covered-table-cell/>
          <table:table-cell table:style-name="Taula17.C2" office:value-type="string">
            <text:p text:style-name="P7"/>
          </table:table-cell>
        </table:table-row>
        <table:table-row>
          <table:table-cell table:style-name="Taula17.A2" table:number-columns-spanned="4" office:value-type="string">
            <text:p text:style-name="P7">Capacitat d'organització del treball</text:p>
          </table:table-cell>
          <table:covered-table-cell/>
          <table:covered-table-cell/>
          <table:covered-table-cell/>
          <table:table-cell table:style-name="Taula17.A2" office:value-type="string">
            <text:p text:style-name="P7"/>
          </table:table-cell>
          <table:table-cell table:style-name="Taula17.A2" table:number-columns-spanned="2" office:value-type="string">
            <text:p text:style-name="P7">Capacitat de relació interpersonal</text:p>
          </table:table-cell>
          <table:covered-table-cell/>
          <table:table-cell table:style-name="Taula17.C2" office:value-type="string">
            <text:p text:style-name="P7"/>
          </table:table-cell>
        </table:table-row>
        <table:table-row>
          <table:table-cell table:style-name="Taula17.A2" table:number-columns-spanned="4" office:value-type="string">
            <text:p text:style-name="P7">Capacitat de responsabilitat en el treball</text:p>
          </table:table-cell>
          <table:covered-table-cell/>
          <table:covered-table-cell/>
          <table:covered-table-cell/>
          <table:table-cell table:style-name="Taula17.A2" office:value-type="string">
            <text:p text:style-name="P7"/>
          </table:table-cell>
          <table:table-cell table:style-name="Taula17.A2" table:number-columns-spanned="2" office:value-type="string">
            <text:p text:style-name="P7"><text:s/>Capacitat d'iniciativa</text:p>
          </table:table-cell>
          <table:covered-table-cell/>
          <table:table-cell table:style-name="Taula17.C2" office:value-type="string">
            <text:p text:style-name="P7"/>
          </table:table-cell>
        </table:table-row>
        <table:table-row>
          <table:table-cell table:style-name="Taula17.A9" table:number-columns-spanned="8" office:value-type="string">
            <text:p text:style-name="P11">Capacitat de resolució de proble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a resposta a una determinada situaci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Resol el problema amb segureta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Busca solucions, però té dificultats per resoldre-l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Intenta solucionar el problema però sempre depèn d'algú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Es bloqueja i no intenta cercar soluc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'aplicació de l'estratègia operativ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Raona amb ordre i lògica el procés de resoluci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Aplica una seqüència operativa però està mancada de lògic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Coneix la seqüència de realització però no sap aplicar-l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Desconeix la metodologia i la seqüència de resolució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a presa de decis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Identifica els punts clau i pren decisions fonamentades i raonad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Identifica els punts clau i pren decisions per intuïci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Identifica els punts clau però dubta freqüent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7">Té dificultats per veure els punts clau per a la presa de decis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9" table:number-columns-spanned="8" office:value-type="string">
            <text:p text:style-name="P14">Capacitat d'organització del treba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a planificació i priorització dels recursos i del temp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Preveu els recursos necessaris i la distribució de func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Intenta planificar els recursos però no se'n surt suficient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Desenvolupa el treball sense planificaci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Necessita que li organitzin l'activita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a seqüenciació d'una acció o d'una activita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Identifica ràpidament els processos que intervenen i les passes a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Identifica els processos més importants però no sap seqüenciar l'activita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No sap organitzar les passes que s'han d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'eficiè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Optimitza els recursos, el temps i el cos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Planifica sense considerar la rentabilitzaci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Aconsegueix que les coses importants estiguin fetes a tem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9" table:number-columns-spanned="8" office:value-type="string">
            <text:p text:style-name="P14">Capacitat de responsabilitat en el treba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a implicació amb la fein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S'identifica amb la fei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Realitza els treballs que li han assigna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Assumeix responsabilitats però necessita supervisi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No pren responsabilitat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'execució de la feina, com treball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Treballa fins al final amb eficàcia i eficiè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Deixa la feina acabada però prima l'eficàcia a la eficiè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Acaba les feines de qualsevol maner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Amb freqüència deixa les feines a mig fe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No acaba mai les fein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9" table:number-columns-spanned="8" office:value-type="string">
            <text:p text:style-name="P14">Capacitat d'autonom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El grau d'independència per resoldre o per executar treball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Realitza els treballs i les tasques sense rebre instruccions ni orientac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Necessita indicacions per resoldre els problemes que no són habitual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Realitza els treballs per si mateix, amb indicacions normal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Realitza freqüentment, de forma independent, un treball simp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Necessita indicacions i guies per realitzar un trebal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a presa de decis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Actua reflexivament i amb segureta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Dubta i assaja fins a trobar una soluci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Busca consell i pregunta per trobar una soluci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Freqüentment necessita assessora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Espera que li donin les instrucc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4">Capacitat de relació inter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a relació so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Es mostra sociable i interessat pels altres.</text:p>
            <text:p text:style-name="P13">Es relaciona amb els altres però no atén suficientment l'altra persona.</text:p>
            <text:p text:style-name="P13">És comunicatiu només amb persones concretes.</text:p>
            <text:p text:style-name="P13">Tendeix a comunicar-se poc i no estableix gaires relacions.</text:p>
            <text:p text:style-name="P13">No sap crear cordialitat al seu entor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a comunicació del missatg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És clar/a i convinc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Exposa les coses amb ordre i correcci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Comunica les idees però no capta l’interlocut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5">És convincent però desorganitzat, no es comunica de forma clar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5">Té dificultats per organitzar un missatge de forma entenedor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'adequació del missatge a l'interlocuto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S'acomoda amb rapidesa i espontaneïtat a qualsevol situació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Generalment s'acomoda a les persones i a les situac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No sap acomodar-s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4">Capacitat d'inici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a iniciativa en millorar els processos de trebal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Tendeix a buscar alternatives que milloren els process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S'ajusta a les normes i als processos establerts sense assajar mètodes alternatiu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Li costa molt modificar els seus esquemes de trebal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'aportació d'ide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Suggereix idees bones i brillant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Dóna idees i proposa canvis superficialment realitzabl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Té idees amb les coses usual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Rarament proposa canvis o ide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No proposa canvis ni ide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9" table:number-columns-spanned="8" office:value-type="string">
            <text:p text:style-name="P12"><text:span text:style-name="T1">CRITERI</text:span>: L'aportació de soluc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Resol situacions complicad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Aporta solucions sobre temes generals conegut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Pren decisions necessàries per al seu trebal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7" office:value-type="string">
            <text:p text:style-name="P13">No decideix per ell mateix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h text:style-name="P17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default-outline-level="1">
      <style:paragraph-properties fo:background-color="transparent" style:shadow="none" text:number-lines="true" text:line-number="0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21T07:50:08</meta:creation-date>
    <dc:creator>sergi</dc:creator>
    <dc:date>2006-06-21T07:50:39</dc:date>
    <dc:language>ca-ES</dc:language>
    <meta:editing-cycles>2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17" meta:word-count="801" meta:character-count="5256"/>
  </office:meta>
</office:document-meta>
</file>